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.A5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T1" style:family="text">
      <style:text-properties fo:language="ru" fo:country="RU" style:font-name-asian="Times New Roman1" style:font-name-complex="Times New Roman1"/>
    </style:style>
    <style:style style:name="T2" style:family="text">
      <style:text-properties fo:language="ru" fo:country="RU" style:font-name-asian="Times New Roman3" style:font-name-complex="Times New Roman3"/>
    </style:style>
    <style:style style:name="T3" style:family="text">
      <style:text-properties style:font-name="Times New Roman3" fo:language="ru" fo:country="RU" style:font-name-asian="Times New Roman3" style:font-name-complex="Times New Roman3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fo:font-weight="bold" style:font-name-asian="Times New Roman1" style:font-weight-asian="bold" style:font-name-complex="Times New Roman1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9" style:family="text">
      <style:text-properties fo:language="en" fo:country="US"/>
    </style:style>
    <style:style style:name="T10" style:family="text">
      <style:text-properties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1" style:family="text">
      <style:text-properties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<draw:frame draw:style-name="fr1" draw:name="Графический объект1" text:anchor-type="as-char" svg:width="0.953cm" svg:height="0.82cm" draw:z-index="0"><draw:image xlink:href="../../odt/images/3059.png" xlink:type="simple" xlink:show="embed" xlink:actuate="onLoad"/></draw:frame></text:p>
          </table:table-cell>
          <table:table-cell table:style-name="Таблица1.B1" office:value-type="string">
            <text:h text:style-name="P4" text:outline-level="1">Мертвая зона (изменяемая)</text:h>
          </table:table-cell>
        </table:table-row>
        <table:table-row>
          <table:table-cell table:style-name="Таблица1.A2" office:value-type="string">
            <text:p text:style-name="P3">в палитре</text:p>
          </table:table-cell>
          <table:table-cell table:style-name="Таблица1.B1" office:value-type="string">
            <text:p text:style-name="P5">| векторизован | <text:span text:style-name="T9">C-</text:span>код <text:span text:style-name="T9">|</text:span></text:p>
          </table:table-cell>
        </table:table-row>
        <table:table-row table:style-name="Таблица1.3">
          <table:table-cell table:style-name="Таблица1.A1" office:value-type="string">
            <text:p text:style-name="P2"><draw:frame draw:style-name="fr1" draw:name="Графический объект2" text:anchor-type="as-char" svg:width="1.72cm" svg:height="1.455cm" draw:z-index="1"><draw:image xlink:href="../../odt/images/3059_in_scheme.png" xlink:type="simple" xlink:show="embed" xlink:actuate="onLoad"/></draw:frame></text:p>
          </table:table-cell>
          <table:table-cell table:style-name="Таблица1.A1" office:value-type="string">
            <text:p text:style-name="P5"/>
          </table:table-cell>
        </table:table-row>
        <table:table-row table:style-name="Таблица1.3">
          <table:table-cell table:style-name="Таблица1.A4" office:value-type="string">
            <text:p text:style-name="P3">на схеме</text:p>
          </table:table-cell>
          <table:table-cell table:style-name="Таблица1.B4" office:value-type="string">
            <text:p text:style-name="P5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P5"><text:span text:style-name="T4">Блок реализует алгоритм линейного звена с коэффициентом усиления равным 1 и зоной нечувствительности, которая </text:span><text:span text:style-name="T5">изменяется</text:span><text:span text:style-name="T4"> в зависимости от входного сигнала на втором входном порте.</text:span></text:p>
            <text:p text:style-name="P5"><text:span text:style-name="T1">Блок представляет собой субмодель. Для того чтобы посмотреть структуру алгоритма – нажмите правой кнопкой «Действия» </text:span><text:span text:style-name="T2">→</text:span><text:span text:style-name="T1"> «Войти в субмодель»:</text:span></text:p>
            <text:p text:style-name="P6"><draw:frame draw:style-name="fr1" draw:name="Графический объект3" text:anchor-type="as-char" svg:width="12.702cm" svg:height="3.969cm" draw:z-index="2"><draw:image xlink:href="../../odt/images/3059_submodel.png" xlink:type="simple" xlink:show="embed" xlink:actuate="onLoad"/></draw:frame></text:p>
            <text:p text:style-name="P5"><text:span text:style-name="T6">Входные сигналы</text:span>:</text:p>
            <text:list xml:id="list7563487973327044788" text:style-name="L1">
              <text:list-item>
                <text:p text:style-name="P7">Вход — входной сигнал блока.</text:p>
              </text:list-item>
              <text:list-item>
                <text:p text:style-name="P7">Зона нечувствительности — величина «мертвой зоны». Если вход по абсолютной величине меньше зоны нечувствительности, то выход блока равен 0.</text:p>
              </text:list-item>
            </text:list>
            <text:p text:style-name="P5"><text:span text:style-name="T6">Выходной сигнал</text:span>:</text:p>
            <text:list xml:id="list4405806651650783852" text:style-name="L2">
              <text:list-item>
                <text:p text:style-name="P8">Выход — равен 0, если входной сигнал по абсолютному значению меньше мертвой зоны. Иначе выход равен разности входного сигнала и величины мертвой зоны, домноженной на знак входного сигнала.</text:p>
              </text:list-item>
            </text:list>
            <text:p text:style-name="P5"><text:span text:style-name="T10">Свойства:</text:span><text:span text:style-name="T11"> для работы блока задавать свойства не требуется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ертвая зона (изменяемая)</dc:title>
    <dc:date>2014-12-01T18:48:02.23</dc:date>
    <meta:generator>OpenOffice/4.1.1$Win32 OpenOffice.org_project/411m6$Build-9775</meta:generator>
    <meta:editing-duration>PT3H38M15S</meta:editing-duration>
    <meta:editing-cycles>72</meta:editing-cycles>
    <meta:document-statistic meta:table-count="1" meta:image-count="3" meta:object-count="0" meta:page-count="1" meta:paragraph-count="15" meta:word-count="122" meta:character-count="835"/>
  </office:meta>
</office:document-meta>
</file>